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813709" draw:opacity="100%"/>
      <style:paragraph-properties fo:text-align="center" style:justify-single-word="false" fo:background-color="#813709"/>
      <style:text-properties fo:color="#ffffff" loext:opacity="100%" style:font-name="Liberation Serif1" fo:font-size="12pt" fo:font-weight="bold" officeooo:rsid="000b57a8" officeooo:paragraph-rsid="000b57a8" style:font-size-asian="12pt" style:font-weight-asian="bold" style:font-size-complex="12pt" style:font-weight-complex="bold"/>
    </style:style>
    <style:style style:name="P2" style:family="paragraph" style:parent-style-name="Standard">
      <style:text-properties fo:color="#000000" loext:opacity="100%" style:font-name="Liberation Serif1" fo:font-size="10pt" fo:font-weight="bold" officeooo:rsid="000ea48e" officeooo:paragraph-rsid="000ea48e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Liberation Serif1" fo:font-size="10pt" fo:font-weight="normal" officeooo:rsid="000b57a8" officeooo:paragraph-rsid="000b57a8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Liberation Serif1" fo:font-size="10pt" officeooo:rsid="000b57a8" officeooo:paragraph-rsid="000b57a8" style:font-size-asian="10pt" style:font-size-complex="10pt"/>
    </style:style>
    <style:style style:name="P5" style:family="paragraph" style:parent-style-name="Standard">
      <style:text-properties style:font-name="Liberation Serif1" fo:font-size="10pt" officeooo:rsid="000b57a8" officeooo:paragraph-rsid="000ea48e" style:font-size-asian="10pt" style:font-size-complex="10pt"/>
    </style:style>
    <style:style style:name="P6" style:family="paragraph" style:parent-style-name="Standard">
      <style:text-properties style:font-name="Liberation Serif1" fo:font-size="10pt" officeooo:rsid="000ea48e" officeooo:paragraph-rsid="000ea48e" style:font-size-asian="10pt" style:font-size-complex="10pt"/>
    </style:style>
    <style:style style:name="P7" style:family="paragraph" style:parent-style-name="Standard">
      <style:text-properties style:font-name="Liberation Serif1" fo:font-size="10pt" fo:font-weight="bold" officeooo:rsid="000ea48e" officeooo:paragraph-rsid="000ea48e" style:font-size-asian="10pt" style:font-weight-asian="bold" style:font-size-complex="10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1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ea48e" style:font-name-asian="Liberation Serif" style:font-name-complex="Liberation Serif"/>
    </style:style>
    <style:style style:name="T5" style:family="text">
      <style:text-properties style:font-name="Liberation Serif1"/>
    </style:style>
    <style:style style:name="T6" style:family="text">
      <style:text-properties officeooo:rsid="000ea48e"/>
    </style:style>
    <style:style style:name="T7" style:family="text">
      <style:text-properties officeooo:rsid="000ea48e" style:font-name-asian="Liberation Serif" style:font-name-complex="Liberation Serif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Quantum Chemistry</text:span></text:p>
      <text:p text:style-name="P2">Constants</text:p>
      <text:p text:style-name="P3">h = 6.6 <text:span text:style-name="T6">x</text:span> 10<text:span text:style-name="T1">-34</text:span> J <text:span text:style-name="T7">∙ </text:span>s</text:p>
      <text:p text:style-name="P3">c — 2.998 X 10** m/s</text:p>
      <text:p text:style-name="P7">Units</text:p>
      <text:p text:style-name="P5">1 nm = 10<text:span text:style-name="T1">-9</text:span>m<text:tab/>1Å = 10<text:span text:style-name="T1">-10</text:span>m = 0.1 nm</text:p>
      <text:p text:style-name="P6"/>
      <text:p text:style-name="P6"/>
      <text:p text:style-name="P4"><draw:frame draw:style-name="fr1" draw:name="Objeto1" text:anchor-type="as-char" svg:y="-0.377cm" svg:width="1.318cm" svg:height="0.46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to2" text:anchor-type="as-char" svg:y="-0.377cm" svg:width="2.096cm" svg:height="0.531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draw:frame draw:style-name="fr1" draw:name="Objeto3" text:anchor-type="as-char" svg:y="-0.377cm" svg:width="3.21cm" svg:height="0.531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 loext:margin-gutter="0cm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01:23:29.536058119</meta:creation-date>
    <dc:date>2024-04-25T02:20:12.415848733</dc:date>
    <meta:editing-duration>PT15M21S</meta:editing-duration>
    <meta:editing-cycles>3</meta:editing-cycles>
    <meta:generator>LibreOffice/7.3.7.2$Linux_X86_64 LibreOffice_project/30$Build-2</meta:generator>
    <meta:document-statistic meta:table-count="0" meta:image-count="0" meta:object-count="3" meta:page-count="1" meta:paragraph-count="7" meta:word-count="27" meta:character-count="106" meta:non-whitespace-character-count="83"/>
  </office:meta>
</office:document-meta>
</file>

<file path=Object 1/content.xml><?xml version="1.0" encoding="utf-8"?>
<math xmlns="http://www.w3.org/1998/Math/MathML" display="block">
  <semantics>
    <mrow>
      <mrow>
        <mi>c</mi>
        <mo stretchy="false">=</mo>
        <mi>λ</mi>
      </mrow>
      <mi>ν</mi>
    </mrow>
    <annotation encoding="StarMath 5.0">c = %lambda %nu</annotation>
  </semantics>
</math>
</file>

<file path=Object 2/content.xml><?xml version="1.0" encoding="utf-8"?>
<math xmlns="http://www.w3.org/1998/Math/MathML" display="block">
  <semantics>
    <mrow>
      <mrow>
        <msub>
          <mi>E</mi>
          <mi mathvariant="italic">photon</mi>
        </msub>
        <mo stretchy="false">=</mo>
        <mi>h</mi>
      </mrow>
      <mi>ν</mi>
    </mrow>
    <annotation encoding="StarMath 5.0">E_photon = h %nu</annotation>
  </semantics>
</math>
</file>

<file path=Object 3/content.xml><?xml version="1.0" encoding="utf-8"?>
<math xmlns="http://www.w3.org/1998/Math/MathML" display="block">
  <semantics>
    <mrow>
      <mrow>
        <mrow>
          <msub>
            <mi>E</mi>
            <mi mathvariant="italic">upper</mi>
          </msub>
          <mo stretchy="false">−</mo>
          <msub>
            <mi>E</mi>
            <mi mathvariant="italic">lower</mi>
          </msub>
        </mrow>
        <mo stretchy="false">=</mo>
        <mi>h</mi>
      </mrow>
      <mi>ν</mi>
    </mrow>
    <annotation encoding="StarMath 5.0">E_upper - E_lower = h %nu</annotation>
  </semantics>
</math>
</file>